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7.65in" fo:margin-left="-0.0785in" fo:margin-top="0in" fo:margin-bottom="0in" table:align="left" style:writing-mode="lr-tb"/>
    </style:style>
    <style:style style:name="Table1.A" style:family="table-column">
      <style:table-column-properties style:column-width="1.4493in"/>
    </style:style>
    <style:style style:name="Table1.B" style:family="table-column">
      <style:table-column-properties style:column-width="6.2007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7.65in" fo:margin-left="-0.0785in" fo:margin-top="0in" fo:margin-bottom="0in" table:align="left" style:writing-mode="lr-tb"/>
    </style:style>
    <style:style style:name="Table2.A" style:family="table-column">
      <style:table-column-properties style:column-width="0.7625in"/>
    </style:style>
    <style:style style:name="Table2.B" style:family="table-column">
      <style:table-column-properties style:column-width="6.8875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7.65in" fo:margin-left="-0.0785in" fo:margin-top="0in" fo:margin-bottom="0in" table:align="left" style:writing-mode="lr-tb"/>
    </style:style>
    <style:style style:name="Table3.A" style:family="table-column">
      <style:table-column-properties style:column-width="1.0125in"/>
    </style:style>
    <style:style style:name="Table3.B" style:family="table-column">
      <style:table-column-properties style:column-width="6.6375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P1" style:family="paragraph" style:parent-style-name="Standard">
      <style:text-properties fo:color="#800000"/>
    </style:style>
    <style:style style:name="P2"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text-indent="0.5in" style:auto-text-indent="false"/>
    </style:style>
    <style:style style:name="P5" style:family="paragraph" style:parent-style-name="Standard">
      <style:paragraph-properties fo:margin-left="0.5in" fo:margin-right="0in" fo:text-indent="0in" style:auto-text-indent="false"/>
    </style:style>
    <style:style style:name="P6" style:family="paragraph" style:parent-style-name="Standard">
      <style:text-properties fo:font-size="14pt" style:font-size-asian="14pt" style:font-size-complex="14pt"/>
    </style:style>
    <style:style style:name="P7"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5555" style:font-name="Courier New" fo:font-size="10pt" style:font-size-asian="10pt" style:font-name-complex="Courier New1" style:font-size-complex="10pt"/>
    </style:style>
    <style:style style:name="P8" style:family="paragraph" style:parent-style-name="Standard">
      <style:text-properties officeooo:paragraph-rsid="0029e975"/>
    </style:style>
    <style:style style:name="P9" style:family="paragraph" style:parent-style-name="Title" style:master-page-name="Standard">
      <style:paragraph-properties style:page-number="auto"/>
    </style:style>
    <style:style style:name="P10" style:family="paragraph" style:parent-style-name="List_20_Paragraph" style:list-style-name="WWNum16"/>
    <style:style style:name="P11" style:family="paragraph" style:parent-style-name="List_20_Paragraph" style:list-style-name="WWNum18"/>
    <style:style style:name="T1" style:family="text">
      <style:text-properties fo:color="#800000" fo:font-weight="bold" style:font-weight-asian="bold"/>
    </style:style>
    <style:style style:name="T2" style:family="text">
      <style:text-properties fo:color="#555555" style:font-name="Courier New" fo:font-size="10pt" style:font-size-asian="10pt" style:font-name-complex="Courier New1" style:font-size-complex="10pt"/>
    </style:style>
    <style:style style:name="T3" style:family="text">
      <style:text-properties fo:font-weight="bold" style:font-weight-asian="bold"/>
    </style:style>
    <style:style style:name="T4" style:family="text">
      <style:text-properties officeooo:rsid="0017f674"/>
    </style:style>
    <style:style style:name="T5" style:family="text">
      <style:text-properties officeooo:rsid="00194b0d"/>
    </style:style>
    <style:style style:name="T6" style:family="text">
      <style:text-properties officeooo:rsid="001f750f"/>
    </style:style>
    <style:style style:name="T7" style:family="text">
      <style:text-properties officeooo:rsid="00210e24"/>
    </style:style>
    <style:style style:name="T8" style:family="text">
      <style:text-properties officeooo:rsid="0021e5b9"/>
    </style:style>
    <style:style style:name="T9" style:family="text">
      <style:text-properties officeooo:rsid="0024e81f"/>
    </style:style>
    <style:style style:name="T10" style:family="text">
      <style:text-properties officeooo:rsid="0026f50b"/>
    </style:style>
    <style:style style:name="T11" style:family="text">
      <style:text-properties officeooo:rsid="0029e97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ab 06: Distance Vector Routing in Mininet</text:p>
      <text:p text:style-name="Standard">Due date: <text:span text:style-name="T1">November 19, 2018</text:span></text:p>
      <text:p text:style-name="Standard">Points: <text:span text:style-name="T1">400</text:span></text:p>
      <text:p text:style-name="Standard">Questions: <text:span text:style-name="T1">3</text:span><text:bookmark text:name="_GoBack"/><text:span text:style-name="T1">2</text:span></text:p>
      <text:p text:style-name="Standard">Programs:<text:span text:style-name="T1"> 2</text:span></text:p>
      <text:p text:style-name="P1"/>
      <table:table table:name="Table1" table:style-name="Table1">
        <table:table-column table:style-name="Table1.A"/>
        <table:table-column table:style-name="Table1.B"/>
        <table:table-row table:style-name="Table1.1">
          <table:table-cell table:style-name="Table1.A1" table:number-columns-spanned="2" office:value-type="string">
            <text:p text:style-name="P6">Checklist </text:p>
            <text:p text:style-name="P6">Feel free to make use of this checklist as your own sanity check.</text:p>
          </table:table-cell>
          <table:covered-table-cell/>
        </table:table-row>
        <table:table-row table:style-name="Table1.1">
          <table:table-cell table:style-name="Table1.A1" office:value-type="string">
            <text:p text:style-name="Standard">Complete [40 pts]</text:p>
          </table:table-cell>
          <table:table-cell table:style-name="Table1.A1" office:value-type="string">
            <text:p text:style-name="List_20_Paragraph">All questions are answered. Each complete question is worth points (0.78 points) <text:bookmark-start text:name="Check1"/><field:fieldmark text:name="__Fieldmark__40_613534036" field:type="vnd.oasis.opendocument.field.FORMCHECKBOX"/><text:bookmark-end text:name="Check1"/></text:p>
            <text:p text:style-name="List_20_Paragraph">Source code for MRIP (5 points) <text:s/><text:bookmark-start text:name="Check4"/><field:fieldmark text:name="__Fieldmark__47_613534036" field:type="vnd.oasis.opendocument.field.FORMCHECKBOX"/><text:bookmark-end text:name="Check4"/></text:p>
            <text:p text:style-name="List_20_Paragraph">Make file for MRIP code (5 points) <text:bookmark-start text:name="Check6"/><field:fieldmark text:name="__Fieldmark__54_613534036" field:type="vnd.oasis.opendocument.field.FORMCHECKBOX"/><text:bookmark-end text:name="Check6"/></text:p>
            <text:p text:style-name="List_20_Paragraph">README for MRIP (5 points) <text:s/><text:bookmark-start text:name="Check8"/><field:fieldmark text:name="__Fieldmark__61_613534036" field:type="vnd.oasis.opendocument.field.FORMCHECKBOX"/><text:bookmark-end text:name="Check8"/></text:p>
          </table:table-cell>
        </table:table-row>
        <table:table-row table:style-name="Table1.1">
          <table:table-cell table:style-name="Table1.A1" office:value-type="string">
            <text:p text:style-name="Standard">Correct [350 pts]</text:p>
          </table:table-cell>
          <table:table-cell table:style-name="Table1.A1" office:value-type="string">
            <text:p text:style-name="List_20_Paragraph">Responses demonstrate that you have thought about your answer and that your answer is unique to you as an individual. Each correct question is worth points. (1.9 points each) <text:s/><text:bookmark-start text:name="Check2"/><field:fieldmark text:name="__Fieldmark__72_613534036" field:type="vnd.oasis.opendocument.field.FORMCHECKBOX"><field:param field:name="Checkbox_Checked" field:value="true"/></field:fieldmark><text:bookmark-end text:name="Check2"/></text:p>
            <text:p text:style-name="List_20_Paragraph">Source code for MRIP compiles and runs without errors (30 points) <text:bookmark-start text:name="Check15"/><field:fieldmark text:name="__Fieldmark__79_613534036" field:type="vnd.oasis.opendocument.field.FORMCHECKBOX"><field:param field:name="Checkbox_Checked" field:value="true"/></field:fieldmark><text:bookmark-end text:name="Check15"/></text:p>
            <text:p text:style-name="List_20_Paragraph">Program processes MRIP requests appropriately according to MRIP specifications and responds with the correct MRIP response format (100 points) <text:bookmark-start text:name="Check10"/><field:fieldmark text:name="__Fieldmark__86_613534036" field:type="vnd.oasis.opendocument.field.FORMCHECKBOX"><field:param field:name="Checkbox_Checked" field:value="true"/></field:fieldmark><text:bookmark-end text:name="Check10"/></text:p>
            <text:p text:style-name="List_20_Paragraph">MRIP nodes broadcast MRIP requests according to MRIP specifications (100 points) <text:bookmark-start text:name="Check11"/><field:fieldmark text:name="__Fieldmark__93_613534036" field:type="vnd.oasis.opendocument.field.FORMCHECKBOX"><field:param field:name="Checkbox_Checked" field:value="true"/></field:fieldmark><text:bookmark-end text:name="Check11"/></text:p>
            <text:p text:style-name="List_20_Paragraph">MRIP nodes correctly calculate Bellman-Ford Equation to create updated routing tables (50 points) <text:bookmark-start text:name="Check14"/><field:fieldmark text:name="__Fieldmark__100_613534036" field:type="vnd.oasis.opendocument.field.FORMCHECKBOX"/><text:bookmark-end text:name="Check14"/></text:p>
            <text:p text:style-name="List_20_Paragraph">Make files work without modification (5 points) <text:bookmark-start text:name="Check12"/><field:fieldmark text:name="__Fieldmark__107_613534036" field:type="vnd.oasis.opendocument.field.FORMCHECKBOX"><field:param field:name="Checkbox_Checked" field:value="true"/></field:fieldmark><text:bookmark-end text:name="Check12"/></text:p>
            <text:p text:style-name="List_20_Paragraph">READMEs correctly describe the function of the programs, how to compile, how to run, and expected outputs (5 points) <text:bookmark-start text:name="Check13"/><field:fieldmark text:name="__Fieldmark__114_613534036" field:type="vnd.oasis.opendocument.field.FORMCHECKBOX"><field:param field:name="Checkbox_Checked" field:value="true"/></field:fieldmark><text:bookmark-end text:name="Check13"/></text:p>
          </table:table-cell>
        </table:table-row>
        <table:table-row table:style-name="Table1.1">
          <table:table-cell table:style-name="Table1.A1" office:value-type="string">
            <text:p text:style-name="Standard">Name [10 pts]</text:p>
          </table:table-cell>
          <table:table-cell table:style-name="Table1.A1" office:value-type="string">
            <text:p text:style-name="List_20_Paragraph">Your name and NAU email are on the assignment <text:bookmark-start text:name="Check3"/><field:fieldmark text:name="__Fieldmark__125_613534036" field:type="vnd.oasis.opendocument.field.FORMCHECKBOX"><field:param field:name="Checkbox_Checked" field:value="true"/></field:fieldmark><text:bookmark-end text:name="Check3"/></text:p>
          </table:table-cell>
        </table:table-row>
      </table:table>
      <text:p text:style-name="Standard"/>
      <text:p text:style-name="Standard"/>
      <text:p text:style-name="Standard">RIP (Routing Information Protocol) is one of the most prevalent intra-AS routing protocols on the Internet. It is based on distance-vector routing, meaning that distance between nodes is counted by the hops between nodes (the number of routers between nodes). In this assignment, you will be implementing Minimal RIP (MRIP) as an exercise for exploring the route discovery phase of distance-vector routing protocols. </text:p>
      <text:p text:style-name="Standard"/>
      <text:p text:style-name="Standard">For the coding part of this assignment, you are only allowed to use standard packages in addition to the following:</text:p>
      <text:p text:style-name="Standard"/>
      <table:table table:name="Table2" table:style-name="Table2">
        <table:table-column table:style-name="Table2.A"/>
        <table:table-column table:style-name="Table2.B"/>
        <table:table-row table:style-name="Table2.1">
          <table:table-cell table:style-name="Table2.A1" office:value-type="string">
            <text:p text:style-name="Standard">Python</text:p>
          </table:table-cell>
          <table:table-cell table:style-name="Table2.A1" office:value-type="string">
            <text:p text:style-name="Standard">Your own original libraries, thread, socket, other libraries pre-approved by Dr. Vigil-Hayes</text:p>
          </table:table-cell>
        </table:table-row>
        <table:table-row table:style-name="Table2.1">
          <table:table-cell table:style-name="Table2.A1" office:value-type="string">
            <text:p text:style-name="Standard">C/C++</text:p>
          </table:table-cell>
          <table:table-cell table:style-name="Table2.A1" office:value-type="string">
            <text:p text:style-name="Standard">Your own original libraries, pthread.h, socket.h, other libraries pre-approved by Dr. Vigil-Hayes</text:p>
          </table:table-cell>
        </table:table-row>
      </table:table>
      <text:p text:style-name="Standard"/>
      <text:h text:style-name="Heading_20_1" text:outline-level="1"><text:soft-page-break/>Part 0: Identification</text:h>
      <table:table table:name="Table3" table:style-name="Table3">
        <table:table-column table:style-name="Table3.A"/>
        <table:table-column table:style-name="Table3.B"/>
        <table:table-row table:style-name="Table3.1">
          <table:table-cell table:style-name="Table3.A1" office:value-type="string">
            <text:p text:style-name="Standard">Name:</text:p>
          </table:table-cell>
          <table:table-cell table:style-name="Table3.A1" office:value-type="string">
            <text:p text:style-name="Standard"><text:bookmark-start text:name="Text81"/><field:fieldmark-start text:name="__Fieldmark__168_613534036" field:type="vnd.oasis.opendocument.field.FORMTEXT"/>  <text:span text:style-name="T4">Austin Kelly</text:span>   <field:fieldmark-end/><text:bookmark-end text:name="Text81"/></text:p>
          </table:table-cell>
        </table:table-row>
        <table:table-row table:style-name="Table3.1">
          <table:table-cell table:style-name="Table3.A1" office:value-type="string">
            <text:p text:style-name="Standard">NAU Email:</text:p>
          </table:table-cell>
          <table:table-cell table:style-name="Table3.A1" office:value-type="string">
            <text:p text:style-name="Standard"><text:bookmark-start text:name="Text91"/><field:fieldmark-start text:name="__Fieldmark__182_613534036" field:type="vnd.oasis.opendocument.field.FORMTEXT"/>  <text:span text:style-name="T4">ak678</text:span>   <field:fieldmark-end/><text:bookmark-end text:name="Text91"/> @ nau.edu</text:p>
          </table:table-cell>
        </table:table-row>
      </table:table>
      <text:p text:style-name="Standard"/>
      <text:h text:style-name="Heading_20_1" text:outline-level="1">Part 1: Understanding how Mininet topology translates in hops</text:h>
      <text:p text:style-name="Standard">To make sure everyone is in the same context, let’s review how Mininet topologies translate to hops. Let’s use the example below:</text:p>
      <text:p text:style-name="P2"/>
      <text:p text:style-name="P2"><text:s text:c="39"/><text:span text:style-name="T2">h1 <text:s text:c="21"/>h2</text:span></text:p>
      <text:p text:style-name="P7"><text:s text:c="27"/>\ <text:s text:c="19"/>/</text:p>
      <text:p text:style-name="P7"><text:s text:c="28"/>\ <text:s text:c="17"/>/</text:p>
      <text:p text:style-name="P7"><text:s text:c="29"/>sw1------h5-----sw2</text:p>
      <text:p text:style-name="P7"><text:s text:c="28"/>/ <text:s text:c="17"/>\</text:p>
      <text:p text:style-name="P7"><text:s text:c="27"/>/ <text:s text:c="19"/>\</text:p>
      <text:p text:style-name="P7"><text:s text:c="25"/>h3 <text:s text:c="21"/>h4</text:p>
      <text:p text:style-name="Standard"/>
      <text:p text:style-name="Standard">A hop is defined as the number of switches that exist on any end-to-end path between two hosts. So from h1’s perspective, there is 1 hop to h<text:span text:style-name="T5">3</text:span> and 1 hop to h5; there are 2 hops to h2 and 2 hops to h4. </text:p>
      <text:p text:style-name="Standard"/>
      <text:p text:style-name="Standard">When implementing MRIP, you will assume that switches only connect to hosts (i.e., switches will not be connected to each other). </text:p>
      <text:h text:style-name="Heading_20_1" text:outline-level="1">Part 2: Implementing Route Discovery in MRIP</text:h>
      <text:p text:style-name="Standard">MRIP is a minimal version of RIP that only implements a simplified route discovery portion of RIP. It uses a distance-vector approach to routing. Below is the definition of the MRIP protocol standard that you will implement. MRIP is going to ignore many of the useful and important implementation requirements of RIP for the sake of simplicity. Given that, I will not be testing your implementations against corner case topologies that will cause “count-to-infinity” errors or split horizon issues. </text:p>
      <text:p text:style-name="Standard"/>
      <text:h text:style-name="Heading_20_2" text:outline-level="2">MRIP Standard</text:h>
      <text:p text:style-name="Standard">MRIP <text:span text:style-name="T3">MUST</text:span> be implemented over UDP and <text:span text:style-name="T3">MUST</text:span> use port 5353 as a standard port number for receiving broadcast REQUEST MESSAGES. Hosts <text:span text:style-name="T3">MAY </text:span>use a separate port number on which to receive RESPONSE MESSAGES.</text:p>
      <text:p text:style-name="Standard"/>
      <text:h text:style-name="Heading_20_3" text:outline-level="3">Route Discovery</text:h>
      <text:p text:style-name="Standard">Route discovery <text:span text:style-name="T3">MUST </text:span>proceed according to the following sequence:</text:p>
      <text:p text:style-name="Standard"/>
      <text:h text:style-name="Heading_20_4" text:outline-level="4">Broadcast table updates</text:h>
      <text:list xml:id="list3922401975" text:style-name="WWNum16">
        <text:list-item>
          <text:p text:style-name="P10">If a host has made an update to their routing table OR they have just initiated their routing table, they <text:span text:style-name="T3">MUST </text:span>broadcast a ROUTE MESSAGE to port 5353 after waiting for a timer that is set to 30 seconds + R, where R is a randomly generated number of seconds between 0-30 seconds. </text:p>
        </text:list-item>
      </text:list>
      <text:p text:style-name="Standard"/>
      <text:p text:style-name="P4"><text:soft-page-break/>ROUTE MESSAGES <text:span text:style-name="T3">MUST </text:span>be formed as the following:</text:p>
      <text:p text:style-name="Standard"/>
      <text:p text:style-name="P3">MRIP ROUTE [sender_ip] [number_records]\n</text:p>
      <text:p text:style-name="P3">[host_ip] [number_hops] [next_hop]\n</text:p>
      <text:p text:style-name="P3"/>
      <text:p text:style-name="P5">Where responder_ip is the responder’s IP address, number_records is the number of records in the responder’s routing table, host_ip is the IP address of the host for a given record, number_hops is the number of hops from the responder to the host for a given record, and next_hop is the IP address of the host through which a route should form between the responder and the host for a given record. </text:p>
      <text:h text:style-name="Heading_20_4" text:outline-level="4"/>
      <text:h text:style-name="Heading_20_4" text:outline-level="4">Receive table updates</text:h>
      <text:list xml:id="list234775655" text:style-name="WWNum18">
        <text:list-item>
          <text:p text:style-name="P11">All hosts should be listening for broadcasts on port 5353.</text:p>
        </text:list-item>
        <text:list-item>
          <text:p text:style-name="P11">When a ROUTE MESSAGE has been received, the host <text:span text:style-name="T3">MUST </text:span>use the Bellman-Ford algorithm to resolve their routing table. If any changes are made to the routing table, the host <text:span text:style-name="T3">MUST</text:span> broadcast a ROUTE MESSAGE after 30 seconds + R. </text:p>
        </text:list-item>
      </text:list>
      <text:p text:style-name="Standard"/>
      <text:h text:style-name="Heading_20_3" text:outline-level="3">General</text:h>
      <text:p text:style-name="Standard">The max hop count for MRIP is 16, which limits the size of the topology. Thus, a hop count of 17 in the routing table indicates an unknown number of hops/infinite number of hops. </text:p>
      <text:h text:style-name="Heading_20_1" text:outline-level="1">Part 3: Testing Route Discovery in MRIP</text:h>
      <text:p text:style-name="Standard">You can use the topology described in Part 1 to test your implementation. It is an extension of the topology used in Lab05. We will be solving the routing tables for all hosts in this topology by hand in class so you will have something to use to verify the correctness of your implementation. I highly recommend you come up with other topologies to test your implementation against. <text:span text:style-name="T3">There will be 3 topologies that you will be using for experimentation and benchmarking in Part 4. </text:span></text:p>
      <text:p text:style-name="Standard"/>
      <text:p text:style-name="Standard">One of the useful things about Mininet is that you can interact with your entire network using the Mininet CLI. This will make testing pretty useful. </text:p>
      <text:p text:style-name="Standard"/>
      <text:p text:style-name="Standard">Once you have your topology set up, from the Mininet CLI, run:</text:p>
      <text:p text:style-name="Standard"/>
      <text:p text:style-name="Standard">Mininet&gt; h1 <office:annotation office:name="__Annotation__958_3538655985"><dc:creator>Microsoft Office User</dc:creator><dc:date>2018-09-26T10:52:00</dc:date><loext:sender-initials>MOU</loext:sender-initials><text:p>This assumes a Python implementation. If you are implementing in another language, you need to compile the code before starting up Mininet. </text:p></office:annotation>mrip.py <office:annotation-end office:name="__Annotation__958_3538655985"/>&gt; h1_mrip.log</text:p>
      <text:p text:style-name="Standard"/>
      <text:p text:style-name="Standard">Use this style command to run your MRIP program on all hosts. For the sake of grading, you will be required to print the following to stdout as part of your MRIP program:</text:p>
      <text:p text:style-name="Standard"/>
      <text:p text:style-name="Standard">[table_version]\n</text:p>
      <text:p text:style-name="Standard">[host_ip] [number_hops] [next_hop]\n</text:p>
      <text:p text:style-name="Standard"/>
      <text:p text:style-name="Standard">Where table_version is the version or iteration of the routing table for the host running MRIP, and the table records are presented as they would be in a ROUTE MESSAGE. </text:p>
      <text:p text:style-name="Standard"/>
      <text:p text:style-name="Standard">Remember, it can take some time for the routing tables to converge. You can keep an eye on the logs to identify whether or not the routes have stabilized. If none of the logs have changed in 2 minutes, it is a good sign that you have hit route stability. </text:p>
      <text:h text:style-name="Heading_20_1" text:outline-level="1"><text:soft-page-break/>Part 4: Reflecting on DVR and MRIP</text:h>
      <text:h text:style-name="Heading_20_2" text:outline-level="2">Benchmarking</text:h>
      <text:p text:style-name="Standard">Add a relative timestamp to the table version you print to stdout. To do this, you might programmatically generate a timestamp upon initialization of your MRIP program and then print the difference when you print tables. </text:p>
      <text:p text:style-name="Standard"/>
      <text:p text:style-name="Standard">Write a Mininet topology files that enable the topologies that match the three 9-node examples provided in the “Benchmark Topologies” file in the lab folder on BbLearn. Run your MRIP program on the topologies and measure the amount of time that passed until convergence was reached for each host. Try to label your nodes in the topology to match the way they are labeled</text:p>
      <text:p text:style-name="Standard"/>
      <text:h text:style-name="Heading_20_3" text:outline-level="3">Ring Topology</text:h>
      <text:p text:style-name="Standard">Q0. Time for h1 to reach convergence</text:p>
      <text:p text:style-name="Standard"><text:bookmark-start text:name="Text101"/><field:fieldmark-start text:name="__Fieldmark__358_613534036" field:type="vnd.oasis.opendocument.field.FORMTEXT"/>  <text:span text:style-name="T9">48 secs</text:span>   <field:fieldmark-end/><text:bookmark-end text:name="Text101"/></text:p>
      <text:p text:style-name="Standard">Q1. Time for h1 to reach convergence</text:p>
      <text:p text:style-name="Standard"><field:fieldmark-start text:name="__Fieldmark__367_613534036" field:type="vnd.oasis.opendocument.field.FORMTEXT"/>  <text:span text:style-name="T6">48 secs</text:span>   <field:fieldmark-end/></text:p>
      <text:p text:style-name="Standard">Q2. Time for h2 to reach convergence</text:p>
      <text:p text:style-name="Standard"><field:fieldmark-start text:name="__Fieldmark__374_613534036" field:type="vnd.oasis.opendocument.field.FORMTEXT"/>  <text:span text:style-name="T9">34</text:span>   <field:fieldmark-end/></text:p>
      <text:p text:style-name="Standard">Q3. Time for h3 to reach convergence</text:p>
      <text:p text:style-name="Standard"><field:fieldmark-start text:name="__Fieldmark__381_613534036" field:type="vnd.oasis.opendocument.field.FORMTEXT"/>  <text:span text:style-name="T6">38</text:span>   <field:fieldmark-end/></text:p>
      <text:p text:style-name="Standard">Q4. Time for h4 to reach convergence</text:p>
      <text:p text:style-name="Standard"><field:fieldmark-start text:name="__Fieldmark__388_613534036" field:type="vnd.oasis.opendocument.field.FORMTEXT"/>  <text:span text:style-name="T6">42</text:span>  <field:fieldmark-end/></text:p>
      <text:p text:style-name="Standard">Q5. Time for h5 to reach convergence</text:p>
      <text:p text:style-name="Standard"><field:fieldmark-start text:name="__Fieldmark__395_613534036" field:type="vnd.oasis.opendocument.field.FORMTEXT"/>  <text:span text:style-name="T6">39</text:span>   <field:fieldmark-end/></text:p>
      <text:p text:style-name="Standard">Q6. Time for h6 to reach convergence</text:p>
      <text:p text:style-name="Standard"><field:fieldmark-start text:name="__Fieldmark__402_613534036" field:type="vnd.oasis.opendocument.field.FORMTEXT"/>  <text:span text:style-name="T6">37</text:span>   <field:fieldmark-end/></text:p>
      <text:p text:style-name="Standard">Q7. Time for h7 to reach convergence</text:p>
      <text:p text:style-name="Standard"><field:fieldmark-start text:name="__Fieldmark__409_613534036" field:type="vnd.oasis.opendocument.field.FORMTEXT"/>   <text:span text:style-name="T6">40</text:span>  <field:fieldmark-end/></text:p>
      <text:p text:style-name="Standard">Q8. Time for h8 to reach convergence</text:p>
      <text:p text:style-name="Standard"><field:fieldmark-start text:name="__Fieldmark__416_613534036" field:type="vnd.oasis.opendocument.field.FORMTEXT"/>   <text:span text:style-name="T6">48</text:span>  <field:fieldmark-end/></text:p>
      <text:p text:style-name="Standard">Q9. Time for h9 to reach convergence</text:p>
      <text:p text:style-name="Standard"><field:fieldmark-start text:name="__Fieldmark__423_613534036" field:type="vnd.oasis.opendocument.field.FORMTEXT"/>   <text:span text:style-name="T6">40</text:span>  <field:fieldmark-end/></text:p>
      <text:p text:style-name="Standard"/>
      <text:h text:style-name="Heading_20_3" text:outline-level="3">Mesh Topology</text:h>
      <text:p text:style-name="Standard">Q10. Time for h1 to reach convergence</text:p>
      <text:p text:style-name="Standard"><field:fieldmark-start text:name="__Fieldmark__434_613534036" field:type="vnd.oasis.opendocument.field.FORMTEXT"/>  <text:span text:style-name="T7">52</text:span>   <field:fieldmark-end/></text:p>
      <text:p text:style-name="Standard">Q11. Time for h1 to reach convergence</text:p>
      <text:p text:style-name="Standard"><field:fieldmark-start text:name="__Fieldmark__441_613534036" field:type="vnd.oasis.opendocument.field.FORMTEXT"/>  <text:span text:style-name="T7">52</text:span>   <field:fieldmark-end/></text:p>
      <text:p text:style-name="Standard">Q12. Time for h2 to reach convergence</text:p>
      <text:p text:style-name="Standard"><field:fieldmark-start text:name="__Fieldmark__448_613534036" field:type="vnd.oasis.opendocument.field.FORMTEXT"/>  <text:span text:style-name="T7">49</text:span>   <field:fieldmark-end/></text:p>
      <text:p text:style-name="Standard">Q13. Time for h3 to reach convergence</text:p>
      <text:p text:style-name="Standard"><field:fieldmark-start text:name="__Fieldmark__455_613534036" field:type="vnd.oasis.opendocument.field.FORMTEXT"/>  <text:span text:style-name="T7">58</text:span>   <field:fieldmark-end/></text:p>
      <text:p text:style-name="Standard">Q14. Time for h4 to reach convergence</text:p>
      <text:p text:style-name="Standard"><field:fieldmark-start text:name="__Fieldmark__462_613534036" field:type="vnd.oasis.opendocument.field.FORMTEXT"/>  <text:span text:style-name="T7">43</text:span>   <field:fieldmark-end/></text:p>
      <text:p text:style-name="Standard">Q15. Time for h5 to reach convergence</text:p>
      <text:p text:style-name="Standard"><field:fieldmark-start text:name="__Fieldmark__469_613534036" field:type="vnd.oasis.opendocument.field.FORMTEXT"/>  <text:span text:style-name="T7">34</text:span>   <field:fieldmark-end/></text:p>
      <text:p text:style-name="Standard">Q16. Time for h6 to reach convergence</text:p>
      <text:p text:style-name="Standard"><field:fieldmark-start text:name="__Fieldmark__476_613534036" field:type="vnd.oasis.opendocument.field.FORMTEXT"/>  <text:span text:style-name="T7">38</text:span>   <field:fieldmark-end/></text:p>
      <text:p text:style-name="Standard">Q17. Time for h7 to reach convergence</text:p>
      <text:p text:style-name="Standard"><text:soft-page-break/><field:fieldmark-start text:name="__Fieldmark__484_613534036" field:type="vnd.oasis.opendocument.field.FORMTEXT"/>  <text:span text:style-name="T9">33</text:span>   <field:fieldmark-end/></text:p>
      <text:p text:style-name="Standard">Q18. Time for h8 to reach convergence</text:p>
      <text:p text:style-name="Standard"><field:fieldmark-start text:name="__Fieldmark__491_613534036" field:type="vnd.oasis.opendocument.field.FORMTEXT"/>  <text:span text:style-name="T9">40</text:span>   <field:fieldmark-end/></text:p>
      <text:p text:style-name="Standard">Q19. Time for h9 to reach convergence</text:p>
      <text:p text:style-name="Standard"><field:fieldmark-start text:name="__Fieldmark__498_613534036" field:type="vnd.oasis.opendocument.field.FORMTEXT"/>  <text:span text:style-name="T9">51</text:span>   <field:fieldmark-end/></text:p>
      <text:p text:style-name="Standard"/>
      <text:h text:style-name="Heading_20_3" text:outline-level="3">Star+Bus Topology</text:h>
      <text:p text:style-name="Standard">Q20. Time for h1 to reach convergence</text:p>
      <text:p text:style-name="Standard"><field:fieldmark-start text:name="__Fieldmark__509_613534036" field:type="vnd.oasis.opendocument.field.FORMTEXT"/>  <text:span text:style-name="T9">39</text:span>   <field:fieldmark-end/></text:p>
      <text:p text:style-name="Standard">Q21. Time for h1 to reach convergence</text:p>
      <text:p text:style-name="Standard"><field:fieldmark-start text:name="__Fieldmark__516_613534036" field:type="vnd.oasis.opendocument.field.FORMTEXT"/>  <text:span text:style-name="T9">45</text:span>   <field:fieldmark-end/></text:p>
      <text:p text:style-name="Standard">Q22. Time for h2 to reach convergence</text:p>
      <text:p text:style-name="Standard"><field:fieldmark-start text:name="__Fieldmark__523_613534036" field:type="vnd.oasis.opendocument.field.FORMTEXT"/>  <text:span text:style-name="T7">43</text:span>   <field:fieldmark-end/></text:p>
      <text:p text:style-name="Standard">Q23. Time for h3 to reach convergence</text:p>
      <text:p text:style-name="Standard"><field:fieldmark-start text:name="__Fieldmark__530_613534036" field:type="vnd.oasis.opendocument.field.FORMTEXT"/>  <text:span text:style-name="T7">57</text:span>   <field:fieldmark-end/></text:p>
      <text:p text:style-name="Standard">Q24. Time for h4 to reach convergence</text:p>
      <text:p text:style-name="Standard"><field:fieldmark-start text:name="__Fieldmark__537_613534036" field:type="vnd.oasis.opendocument.field.FORMTEXT"/>  <text:span text:style-name="T9">32</text:span>   <field:fieldmark-end/></text:p>
      <text:p text:style-name="Standard">Q25. Time for h5 to reach convergence</text:p>
      <text:p text:style-name="Standard"><field:fieldmark-start text:name="__Fieldmark__544_613534036" field:type="vnd.oasis.opendocument.field.FORMTEXT"/>  <text:span text:style-name="T7">49</text:span>   <field:fieldmark-end/></text:p>
      <text:p text:style-name="Standard">Q26. Time for h6 to reach convergence</text:p>
      <text:p text:style-name="Standard"><field:fieldmark-start text:name="__Fieldmark__551_613534036" field:type="vnd.oasis.opendocument.field.FORMTEXT"/>  <text:span text:style-name="T7">46</text:span>   <field:fieldmark-end/></text:p>
      <text:p text:style-name="Standard">Q27. Time for h7 to reach convergence</text:p>
      <text:p text:style-name="Standard"><field:fieldmark-start text:name="__Fieldmark__558_613534036" field:type="vnd.oasis.opendocument.field.FORMTEXT"/>  <text:span text:style-name="T7">48</text:span>   <field:fieldmark-end/></text:p>
      <text:p text:style-name="Standard">Q28. Time for h8 to reach convergence</text:p>
      <text:p text:style-name="Standard"><field:fieldmark-start text:name="__Fieldmark__565_613534036" field:type="vnd.oasis.opendocument.field.FORMTEXT"/>  <text:span text:style-name="T7">33</text:span>  <field:fieldmark-end/></text:p>
      <text:p text:style-name="Standard">Q29. Time for h9 to reach convergence</text:p>
      <text:p text:style-name="Standard"><field:fieldmark-start text:name="__Fieldmark__572_613534036" field:type="vnd.oasis.opendocument.field.FORMTEXT"/>  <text:span text:style-name="T9">57</text:span>  <field:fieldmark-end/></text:p>
      <text:p text:style-name="Standard"/>
      <text:h text:style-name="Heading_20_2" text:outline-level="2">Reflections</text:h>
      <text:p text:style-name="Standard"><text:s/>Q30. What were some general observations you made in your benchmark testing about the number of one-hop neighbors and the time to convergence?</text:p>
      <text:p text:style-name="Standard"><text:bookmark-start text:name="Text111"/><field:fieldmark-start text:name="__Fieldmark__584_613534036" field:type="vnd.oasis.opendocument.field.FORMTEXT"/>  <text:span text:style-name="T8">In my case, the times were all in the range of 30-60 due to the 30 seconds + R requirement. <text:s/>If I was able to properly implement the algorithm, the number would be these numbers multiplied by the minimum amount of hops required. <text:s/>(344 seconds for example) </text:span>   <field:fieldmark-end/><text:bookmark-end text:name="Text111"/></text:p>
      <text:p text:style-name="Standard">Q31. What were some general observations you made about the network density (how tightly interconnected the hosts were to each other) and the time to network convergence?</text:p>
      <text:p text:style-name="P8"><text:bookmark-start text:name="Text121"/><field:fieldmark-start text:name="__Fieldmark__594_613534036" field:type="vnd.oasis.opendocument.field.FORMTEXT"/>  <text:span text:style-name="T10">I got <text:s/>caught up when it came to the Bellman Ford algorithm and tables, so I was not able to complete this section. <text:s/>I would imagine, the other topologies would show different weightings due to the average shortest hop count between nodes being different. <text:s/></text:span> </text:p>
      <text:p text:style-name="P8"><field:fieldmark-end/><text:bookmark-end text:name="Text1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ＭＳ 明朝"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45a8a"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243f60" style:font-name-asian="ＭＳ ゴシック" style:font-family-asian="'ＭＳ ゴシック'" style:font-family-generic-asian="system" style:font-pitch-asian="variable" style:font-name-complex="DejaVu Sans" style:font-family-complex="'DejaVu Sans'"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365f91"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365f91" style:font-name-asian="ＭＳ ゴシック" style:font-family-asian="'ＭＳ ゴシック'" style:font-family-generic-asian="system" style:font-pitch-asian="variable" style:font-name-complex="DejaVu Sans" style:font-family-complex="'DejaVu Sans'" style:font-family-generic-complex="system" style:font-pitch-complex="variable"/>
    </style:style>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4f81bd"/>
      <style:text-properties fo:color="#17365d" fo:font-size="26pt" fo:letter-spacing="0.0035in"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fo:letter-spacing="0.0102in"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Footnote" style:family="paragraph" style:parent-style-name="Standard" style:default-outline-level="" style:class="extra">
      <style:text-properties style:font-name="Times New Roman" fo:font-family="'Times New Roman'" style:font-family-generic="roman" style:font-pitch="variable" fo:font-size="10pt" style:font-size-asian="10pt" style:font-size-complex="10pt"/>
    </style:style>
    <style:style style:name="No_20_Spacing" style:display-name="No Spacing"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caption" style:family="paragraph" style:parent-style-name="Standard" style:next-style-name="Standard" style:default-outline-level="">
      <style:paragraph-properties fo:margin-top="0in" fo:margin-bottom="0.139in" loext:contextual-spacing="false"/>
      <style:text-properties fo:color="#1f497d" fo:font-size="9pt" fo:font-style="italic" style:font-size-asian="9pt" style:font-style-asian="italic" style:font-size-complex="9pt" style:font-style-complex="italic"/>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le_20_Char" style:display-name="Title Char" style:family="text" style:parent-style-name="Default_20_Paragraph_20_Font">
      <style:text-properties fo:color="#17365d" fo:font-size="26pt" fo:letter-spacing="0.0035in"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345a8a"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Subtitle_20_Char" style:display-name="Subtitle Char" style:family="text" style:parent-style-name="Default_20_Paragraph_20_Font">
      <style:text-properties fo:color="#4f81bd" fo:letter-spacing="0.0102in"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Footnote_20_Text_20_Char" style:display-name="Footnote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Heading_20_2_20_Char" style:display-name="Heading 2 Char" style:family="text" style:parent-style-name="Default_20_Paragraph_20_Font">
      <style:text-properties fo:color="#4f81bd"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808080" fo:background-color="#e6e6e6"/>
    </style:style>
    <style:style style:name="Heading_20_5_20_Char" style:display-name="Heading 5 Char" style:family="text" style:parent-style-name="Default_20_Paragraph_20_Font">
      <style:text-properties fo:color="#365f91" style:font-name-asian="ＭＳ ゴシック" style:font-family-asian="'ＭＳ ゴシック'" style:font-family-generic-asian="system" style:font-pitch-asian="variable" style:font-name-complex="DejaVu Sans" style:font-family-complex="'DejaVu Sans'" style:font-family-generic-complex="system" style:font-pitch-complex="variable"/>
    </style:style>
    <style:style style:name="Heading_20_3_20_Char" style:display-name="Heading 3 Char" style:family="text" style:parent-style-name="Default_20_Paragraph_20_Font">
      <style:text-properties fo:color="#243f60" style:font-name-asian="ＭＳ ゴシック" style:font-family-asian="'ＭＳ ゴシック'" style:font-family-generic-asian="system" style:font-pitch-asian="variable" style:font-name-complex="DejaVu Sans" style:font-family-complex="'DejaVu Sans'" style:font-family-generic-complex="system" style:font-pitch-complex="variable"/>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Heading_20_4_20_Char" style:display-name="Heading 4 Char" style:family="text" style:parent-style-name="Default_20_Paragraph_20_Font">
      <style:text-properties fo:color="#365f91"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7"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8"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9"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0"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Vigil</meta:initial-creator>
    <meta:editing-cycles>39</meta:editing-cycles>
    <meta:creation-date>2018-06-21T22:37:00</meta:creation-date>
    <dc:date>2018-11-11T22:24:12.435129773</dc:date>
    <meta:editing-duration>PT9H26M28S</meta:editing-duration>
    <meta:generator>LibreOffice/6.0.6.2$Linux_X86_64 LibreOffice_project/00m0$Build-2</meta:generator>
    <meta:document-statistic meta:table-count="3" meta:image-count="0" meta:object-count="0" meta:page-count="5" meta:paragraph-count="144" meta:word-count="1616" meta:character-count="9355" meta:non-whitespace-character-count="7448"/>
    <meta:user-defined meta:name="AppVersion">16.0000</meta:user-defined>
    <meta:user-defined meta:name="Company">NA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